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copedService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HolderTests.assertRequestAttribute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filterWithSession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trollerWithSession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trollerWithRequest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requestScoped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request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Ho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WithSessionScopedService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textHolderTests.assert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HolderTests.verifyRestored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ScopedService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HolderTests.assertRequestAttributes( boolean within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ContextHolderTests.requestScoped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HolderTests.request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HolderTests.assertRequestAttributes( ServletRequest request , boolean withinMockMv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Config.singlet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WithRequestScopedService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WithSessionScopedService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fig.session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d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s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HolderTests.sessionScop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HolderTests.singlet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